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3048">
            <text:p>3048</text:p>
          </table:table-cell>
          <table:table-cell office:value-type="float" office:value="505.362840772185">
            <text:p>505.362840772185</text:p>
          </table:table-cell>
          <table:table-cell office:value-type="float" office:value="0">
            <text:p>0</text:p>
          </table:table-cell>
          <table:table-cell office:value-type="float" office:value="1.47298544690378">
            <text:p>1.5</text:p>
          </table:table-cell>
          <table:table-cell office:value-type="float" office:value="1538.61968375002">
            <text:p>1538.61968375002</text:p>
          </table:table-cell>
          <table:table-cell office:value-type="float" office:value="1069628.05333333">
            <text:p>1069628.05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677">
            <text:p>677</text:p>
          </table:table-cell>
          <table:table-cell office:value-type="float" office:value="76">
            <text:p>76</text:p>
          </table:table-cell>
          <table:table-cell office:value-type="float" office:value="3048">
            <text:p>3048</text:p>
          </table:table-cell>
          <table:table-cell office:value-type="float" office:value="505.362840772185">
            <text:p>505.362840772185</text:p>
          </table:table-cell>
          <table:table-cell office:value-type="float" office:value="0">
            <text:p>0</text:p>
          </table:table-cell>
          <table:table-cell office:value-type="float" office:value="1.47298544690378">
            <text:p>1.5</text:p>
          </table:table-cell>
          <table:table-cell office:value-type="float" office:value="1538.61968375002">
            <text:p>1538.61968375002</text:p>
          </table:table-cell>
          <table:table-cell office:value-type="float" office:value="1069628.05333333">
            <text:p>1069628.05333333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727">
            <text:p>727</text:p>
          </table:table-cell>
          <table:table-cell office:value-type="float" office:value="74">
            <text:p>74</text:p>
          </table:table-cell>
          <table:table-cell office:value-type="float" office:value="3409">
            <text:p>3409</text:p>
          </table:table-cell>
          <table:table-cell office:value-type="float" office:value="539.79976431595">
            <text:p>539.79976431595</text:p>
          </table:table-cell>
          <table:table-cell office:value-type="float" office:value="0">
            <text:p>0</text:p>
          </table:table-cell>
          <table:table-cell office:value-type="float" office:value="2.65083236136147">
            <text:p>2.7</text:p>
          </table:table-cell>
          <table:table-cell office:value-type="float" office:value="2768.94986171491">
            <text:p>2768.94986171491</text:p>
          </table:table-cell>
          <table:table-cell office:value-type="float" office:value="1069628.05333333">
            <text:p>1069628.05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727">
            <text:p>727</text:p>
          </table:table-cell>
          <table:table-cell office:value-type="float" office:value="74">
            <text:p>74</text:p>
          </table:table-cell>
          <table:table-cell office:value-type="float" office:value="3409">
            <text:p>3409</text:p>
          </table:table-cell>
          <table:table-cell office:value-type="float" office:value="539.79976431595">
            <text:p>539.79976431595</text:p>
          </table:table-cell>
          <table:table-cell office:value-type="float" office:value="0">
            <text:p>0</text:p>
          </table:table-cell>
          <table:table-cell office:value-type="float" office:value="2.65083236136147">
            <text:p>2.7</text:p>
          </table:table-cell>
          <table:table-cell office:value-type="float" office:value="2768.94986171491">
            <text:p>2768.94986171491</text:p>
          </table:table-cell>
          <table:table-cell office:value-type="float" office:value="1069628.05333333">
            <text:p>1069628.05333333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869">
            <text:p>869</text:p>
          </table:table-cell>
          <table:table-cell office:value-type="float" office:value="45">
            <text:p>45</text:p>
          </table:table-cell>
          <table:table-cell office:value-type="float" office:value="3689">
            <text:p>3689</text:p>
          </table:table-cell>
          <table:table-cell office:value-type="float" office:value="673.892642875868">
            <text:p>673.892642875868</text:p>
          </table:table-cell>
          <table:table-cell office:value-type="float" office:value="0">
            <text:p>0</text:p>
          </table:table-cell>
          <table:table-cell office:value-type="float" office:value="4.05932019917731">
            <text:p>4.1</text:p>
          </table:table-cell>
          <table:table-cell office:value-type="float" office:value="4144.96567125934">
            <text:p>4144.96567125934</text:p>
          </table:table-cell>
          <table:table-cell office:value-type="float" office:value="1045604.84">
            <text:p>1045604.8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869">
            <text:p>869</text:p>
          </table:table-cell>
          <table:table-cell office:value-type="float" office:value="45">
            <text:p>45</text:p>
          </table:table-cell>
          <table:table-cell office:value-type="float" office:value="3689">
            <text:p>3689</text:p>
          </table:table-cell>
          <table:table-cell office:value-type="float" office:value="673.892642875868">
            <text:p>673.892642875868</text:p>
          </table:table-cell>
          <table:table-cell office:value-type="float" office:value="0">
            <text:p>0</text:p>
          </table:table-cell>
          <table:table-cell office:value-type="float" office:value="4.05932019917731">
            <text:p>4.1</text:p>
          </table:table-cell>
          <table:table-cell office:value-type="float" office:value="4144.96567125934">
            <text:p>4144.96567125934</text:p>
          </table:table-cell>
          <table:table-cell office:value-type="float" office:value="1045604.84">
            <text:p>1045604.84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175">
            <text:p>1175</text:p>
          </table:table-cell>
          <table:table-cell office:value-type="float" office:value="44">
            <text:p>44</text:p>
          </table:table-cell>
          <table:table-cell office:value-type="float" office:value="53215">
            <text:p>53215</text:p>
          </table:table-cell>
          <table:table-cell office:value-type="float" office:value="3242.29270486008">
            <text:p>3242.29270486008</text:p>
          </table:table-cell>
          <table:table-cell office:value-type="float" office:value="0">
            <text:p>0</text:p>
          </table:table-cell>
          <table:table-cell office:value-type="float" office:value="5.2229776195409">
            <text:p>5.2</text:p>
          </table:table-cell>
          <table:table-cell office:value-type="float" office:value="5333.17449043325">
            <text:p>5333.17449043325</text:p>
          </table:table-cell>
          <table:table-cell office:value-type="float" office:value="1045604.84">
            <text:p>1045604.8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175">
            <text:p>1175</text:p>
          </table:table-cell>
          <table:table-cell office:value-type="float" office:value="44">
            <text:p>44</text:p>
          </table:table-cell>
          <table:table-cell office:value-type="float" office:value="53215">
            <text:p>53215</text:p>
          </table:table-cell>
          <table:table-cell office:value-type="float" office:value="3242.29270486008">
            <text:p>3242.29270486008</text:p>
          </table:table-cell>
          <table:table-cell office:value-type="float" office:value="0">
            <text:p>0</text:p>
          </table:table-cell>
          <table:table-cell office:value-type="float" office:value="5.2229776195409">
            <text:p>5.2</text:p>
          </table:table-cell>
          <table:table-cell office:value-type="float" office:value="5333.17449043325">
            <text:p>5333.17449043325</text:p>
          </table:table-cell>
          <table:table-cell office:value-type="float" office:value="1045604.84">
            <text:p>1045604.84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1899">
            <text:p>1899</text:p>
          </table:table-cell>
          <table:table-cell office:value-type="float" office:value="52">
            <text:p>52</text:p>
          </table:table-cell>
          <table:table-cell office:value-type="float" office:value="64981">
            <text:p>64981</text:p>
          </table:table-cell>
          <table:table-cell office:value-type="float" office:value="6882.11981605498">
            <text:p>6882.11981605498</text:p>
          </table:table-cell>
          <table:table-cell office:value-type="float" office:value="0.0078125">
            <text:p>0.0078125</text:p>
          </table:table-cell>
          <table:table-cell office:value-type="float" office:value="5.42740841248304">
            <text:p>5.4</text:p>
          </table:table-cell>
          <table:table-cell office:value-type="float" office:value="5486.43622706779">
            <text:p>5486.43622706779</text:p>
          </table:table-cell>
          <table:table-cell office:value-type="float" office:value="1035136.89583333">
            <text:p>1035136.8958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1899">
            <text:p>1899</text:p>
          </table:table-cell>
          <table:table-cell office:value-type="float" office:value="52">
            <text:p>52</text:p>
          </table:table-cell>
          <table:table-cell office:value-type="float" office:value="64981">
            <text:p>64981</text:p>
          </table:table-cell>
          <table:table-cell office:value-type="float" office:value="6882.11981605498">
            <text:p>6882.11981605498</text:p>
          </table:table-cell>
          <table:table-cell office:value-type="float" office:value="0.0078125">
            <text:p>0.0078125</text:p>
          </table:table-cell>
          <table:table-cell office:value-type="float" office:value="5.42740841248304">
            <text:p>5.4</text:p>
          </table:table-cell>
          <table:table-cell office:value-type="float" office:value="5486.43622706779">
            <text:p>5486.43622706779</text:p>
          </table:table-cell>
          <table:table-cell office:value-type="float" office:value="1035136.89583333">
            <text:p>1035136.89583333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256">
            <text:p>3256</text:p>
          </table:table-cell>
          <table:table-cell office:value-type="float" office:value="41">
            <text:p>41</text:p>
          </table:table-cell>
          <table:table-cell office:value-type="float" office:value="66073">
            <text:p>66073</text:p>
          </table:table-cell>
          <table:table-cell office:value-type="float" office:value="11156.9324623645">
            <text:p>11156.9324623645</text:p>
          </table:table-cell>
          <table:table-cell office:value-type="float" office:value="0.0264756944444444">
            <text:p>0.0264756944444444</text:p>
          </table:table-cell>
          <table:table-cell office:value-type="float" office:value="5.93048666541399">
            <text:p>5.9</text:p>
          </table:table-cell>
          <table:table-cell office:value-type="float" office:value="5935.90827760498">
            <text:p>5935.90827760498</text:p>
          </table:table-cell>
          <table:table-cell office:value-type="float" office:value="1024936.13411458">
            <text:p>1024936.13411458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256">
            <text:p>3256</text:p>
          </table:table-cell>
          <table:table-cell office:value-type="float" office:value="41">
            <text:p>41</text:p>
          </table:table-cell>
          <table:table-cell office:value-type="float" office:value="66073">
            <text:p>66073</text:p>
          </table:table-cell>
          <table:table-cell office:value-type="float" office:value="11156.9324623645">
            <text:p>11156.9324623645</text:p>
          </table:table-cell>
          <table:table-cell office:value-type="float" office:value="0.0264756944444444">
            <text:p>0.0264756944444444</text:p>
          </table:table-cell>
          <table:table-cell office:value-type="float" office:value="5.93048666541399">
            <text:p>5.9</text:p>
          </table:table-cell>
          <table:table-cell office:value-type="float" office:value="5935.90827760498">
            <text:p>5935.90827760498</text:p>
          </table:table-cell>
          <table:table-cell office:value-type="float" office:value="1024936.13411458">
            <text:p>1024936.13411458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5930">
            <text:p>5930</text:p>
          </table:table-cell>
          <table:table-cell office:value-type="float" office:value="45">
            <text:p>45</text:p>
          </table:table-cell>
          <table:table-cell office:value-type="float" office:value="68329">
            <text:p>68329</text:p>
          </table:table-cell>
          <table:table-cell office:value-type="float" office:value="16375.6247850477">
            <text:p>16375.6247850477</text:p>
          </table:table-cell>
          <table:table-cell office:value-type="float" office:value="0.0607638888888889">
            <text:p>0.0607638888888889</text:p>
          </table:table-cell>
          <table:table-cell office:value-type="float" office:value="6.1969967159145">
            <text:p>6.2</text:p>
          </table:table-cell>
          <table:table-cell office:value-type="float" office:value="5988.82174207993">
            <text:p>5988.82174207993</text:p>
          </table:table-cell>
          <table:table-cell office:value-type="float" office:value="989600.889756945">
            <text:p>989600.88975694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5930">
            <text:p>5930</text:p>
          </table:table-cell>
          <table:table-cell office:value-type="float" office:value="45">
            <text:p>45</text:p>
          </table:table-cell>
          <table:table-cell office:value-type="float" office:value="68329">
            <text:p>68329</text:p>
          </table:table-cell>
          <table:table-cell office:value-type="float" office:value="16375.6247850477">
            <text:p>16375.6247850477</text:p>
          </table:table-cell>
          <table:table-cell office:value-type="float" office:value="0.0607638888888889">
            <text:p>0.0607638888888889</text:p>
          </table:table-cell>
          <table:table-cell office:value-type="float" office:value="6.1969967159145">
            <text:p>6.2</text:p>
          </table:table-cell>
          <table:table-cell office:value-type="float" office:value="5988.82174207993">
            <text:p>5988.82174207993</text:p>
          </table:table-cell>
          <table:table-cell office:value-type="float" office:value="989600.889756945">
            <text:p>989600.8897569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30.887807734876">
            <text:p>30.887807734876</text:p>
          </table:table-cell>
          <table:table-cell office:value-type="float" office:value="1">
            <text:p>1</text:p>
          </table:table-cell>
          <table:table-cell office:value-type="float" office:value="14.0798798516919">
            <text:p>14.0798798516919</text:p>
          </table:table-cell>
          <table:table-cell office:value-type="float" office:value="2698.85277395633">
            <text:p>2698.85277395633</text:p>
          </table:table-cell>
          <table:table-cell office:value-type="float" office:value="196281.876666667">
            <text:p>196281.876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30.887807734876">
            <text:p>30.887807734876</text:p>
          </table:table-cell>
          <table:table-cell office:value-type="float" office:value="1">
            <text:p>1</text:p>
          </table:table-cell>
          <table:table-cell office:value-type="float" office:value="14.0798798516919">
            <text:p>14.0798798516919</text:p>
          </table:table-cell>
          <table:table-cell office:value-type="float" office:value="2698.85277395633">
            <text:p>2698.85277395633</text:p>
          </table:table-cell>
          <table:table-cell office:value-type="float" office:value="196281.876666667">
            <text:p>196281.8766666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 office:value-type="float" office:value="35.9332806122062">
            <text:p>35.9332806122062</text:p>
          </table:table-cell>
          <table:table-cell office:value-type="float" office:value="1">
            <text:p>1</text:p>
          </table:table-cell>
          <table:table-cell office:value-type="float" office:value="27.122321670735">
            <text:p>27.122321670735</text:p>
          </table:table-cell>
          <table:table-cell office:value-type="float" office:value="5198.8478487196">
            <text:p>5198.8478487196</text:p>
          </table:table-cell>
          <table:table-cell office:value-type="float" office:value="196281.876666667">
            <text:p>196281.876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71">
            <text:p>71</text:p>
          </table:table-cell>
          <table:table-cell office:value-type="float" office:value="14">
            <text:p>14</text:p>
          </table:table-cell>
          <table:table-cell office:value-type="float" office:value="208">
            <text:p>208</text:p>
          </table:table-cell>
          <table:table-cell office:value-type="float" office:value="35.9332806122062">
            <text:p>35.9332806122062</text:p>
          </table:table-cell>
          <table:table-cell office:value-type="float" office:value="1">
            <text:p>1</text:p>
          </table:table-cell>
          <table:table-cell office:value-type="float" office:value="27.122321670735">
            <text:p>27.122321670735</text:p>
          </table:table-cell>
          <table:table-cell office:value-type="float" office:value="5198.8478487196">
            <text:p>5198.8478487196</text:p>
          </table:table-cell>
          <table:table-cell office:value-type="float" office:value="196281.876666667">
            <text:p>196281.8766666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41.3831864677217">
            <text:p>41.3831864677217</text:p>
          </table:table-cell>
          <table:table-cell office:value-type="float" office:value="1">
            <text:p>1</text:p>
          </table:table-cell>
          <table:table-cell office:value-type="float" office:value="47.2069236821401">
            <text:p>47.2069236821401</text:p>
          </table:table-cell>
          <table:table-cell office:value-type="float" office:value="8776.90318277931">
            <text:p>8776.90318277931</text:p>
          </table:table-cell>
          <table:table-cell office:value-type="float" office:value="190386.243333333">
            <text:p>190386.243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41.3831864677217">
            <text:p>41.3831864677217</text:p>
          </table:table-cell>
          <table:table-cell office:value-type="float" office:value="1">
            <text:p>1</text:p>
          </table:table-cell>
          <table:table-cell office:value-type="float" office:value="47.2069236821401">
            <text:p>47.2069236821401</text:p>
          </table:table-cell>
          <table:table-cell office:value-type="float" office:value="8776.90318277931">
            <text:p>8776.90318277931</text:p>
          </table:table-cell>
          <table:table-cell office:value-type="float" office:value="190386.243333333">
            <text:p>190386.243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332">
            <text:p>332</text:p>
          </table:table-cell>
          <table:table-cell office:value-type="float" office:value="54.5708724707808">
            <text:p>54.5708724707808</text:p>
          </table:table-cell>
          <table:table-cell office:value-type="float" office:value="1">
            <text:p>1</text:p>
          </table:table-cell>
          <table:table-cell office:value-type="float" office:value="65.6742556917688">
            <text:p>65.6742556917688</text:p>
          </table:table-cell>
          <table:table-cell office:value-type="float" office:value="12210.4246336608">
            <text:p>12210.4246336608</text:p>
          </table:table-cell>
          <table:table-cell office:value-type="float" office:value="190386.243333333">
            <text:p>190386.243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04">
            <text:p>104</text:p>
          </table:table-cell>
          <table:table-cell office:value-type="float" office:value="19">
            <text:p>19</text:p>
          </table:table-cell>
          <table:table-cell office:value-type="float" office:value="332">
            <text:p>332</text:p>
          </table:table-cell>
          <table:table-cell office:value-type="float" office:value="54.5708724707808">
            <text:p>54.5708724707808</text:p>
          </table:table-cell>
          <table:table-cell office:value-type="float" office:value="1">
            <text:p>1</text:p>
          </table:table-cell>
          <table:table-cell office:value-type="float" office:value="65.6742556917688">
            <text:p>65.6742556917688</text:p>
          </table:table-cell>
          <table:table-cell office:value-type="float" office:value="12210.4246336608">
            <text:p>12210.4246336608</text:p>
          </table:table-cell>
          <table:table-cell office:value-type="float" office:value="190386.243333333">
            <text:p>190386.243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616">
            <text:p>616</text:p>
          </table:table-cell>
          <table:table-cell office:value-type="float" office:value="107.021809813929">
            <text:p>107.021809813929</text:p>
          </table:table-cell>
          <table:table-cell office:value-type="float" office:value="1">
            <text:p>1</text:p>
          </table:table-cell>
          <table:table-cell office:value-type="float" office:value="73.7941195310999">
            <text:p>73.7941195310999</text:p>
          </table:table-cell>
          <table:table-cell office:value-type="float" office:value="13666.2814882134">
            <text:p>13666.2814882134</text:p>
          </table:table-cell>
          <table:table-cell office:value-type="float" office:value="189639.395833333">
            <text:p>189639.3958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193">
            <text:p>193</text:p>
          </table:table-cell>
          <table:table-cell office:value-type="float" office:value="16">
            <text:p>16</text:p>
          </table:table-cell>
          <table:table-cell office:value-type="float" office:value="616">
            <text:p>616</text:p>
          </table:table-cell>
          <table:table-cell office:value-type="float" office:value="107.021809813929">
            <text:p>107.021809813929</text:p>
          </table:table-cell>
          <table:table-cell office:value-type="float" office:value="1">
            <text:p>1</text:p>
          </table:table-cell>
          <table:table-cell office:value-type="float" office:value="73.7941195310999">
            <text:p>73.7941195310999</text:p>
          </table:table-cell>
          <table:table-cell office:value-type="float" office:value="13666.2814882134">
            <text:p>13666.2814882134</text:p>
          </table:table-cell>
          <table:table-cell office:value-type="float" office:value="189639.395833333">
            <text:p>189639.3958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95">
            <text:p>395</text:p>
          </table:table-cell>
          <table:table-cell office:value-type="float" office:value="21">
            <text:p>21</text:p>
          </table:table-cell>
          <table:table-cell office:value-type="float" office:value="1268">
            <text:p>1268</text:p>
          </table:table-cell>
          <table:table-cell office:value-type="float" office:value="203.825489583523">
            <text:p>203.825489583523</text:p>
          </table:table-cell>
          <table:table-cell office:value-type="float" office:value="1">
            <text:p>1</text:p>
          </table:table-cell>
          <table:table-cell office:value-type="float" office:value="76.1300555114988">
            <text:p>76.1300555114988</text:p>
          </table:table-cell>
          <table:table-cell office:value-type="float" office:value="14196.0859669285">
            <text:p>14196.0859669285</text:p>
          </table:table-cell>
          <table:table-cell office:value-type="float" office:value="190946.8203125">
            <text:p>190946.820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95">
            <text:p>395</text:p>
          </table:table-cell>
          <table:table-cell office:value-type="float" office:value="21">
            <text:p>21</text:p>
          </table:table-cell>
          <table:table-cell office:value-type="float" office:value="1268">
            <text:p>1268</text:p>
          </table:table-cell>
          <table:table-cell office:value-type="float" office:value="203.825489583523">
            <text:p>203.825489583523</text:p>
          </table:table-cell>
          <table:table-cell office:value-type="float" office:value="1">
            <text:p>1</text:p>
          </table:table-cell>
          <table:table-cell office:value-type="float" office:value="76.1300555114988">
            <text:p>76.1300555114988</text:p>
          </table:table-cell>
          <table:table-cell office:value-type="float" office:value="14196.0859669285">
            <text:p>14196.0859669285</text:p>
          </table:table-cell>
          <table:table-cell office:value-type="float" office:value="190946.8203125">
            <text:p>190946.820312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772">
            <text:p>772</text:p>
          </table:table-cell>
          <table:table-cell office:value-type="float" office:value="22">
            <text:p>22</text:p>
          </table:table-cell>
          <table:table-cell office:value-type="float" office:value="2598">
            <text:p>2598</text:p>
          </table:table-cell>
          <table:table-cell office:value-type="float" office:value="423.635195986597">
            <text:p>423.635195986597</text:p>
          </table:table-cell>
          <table:table-cell office:value-type="float" office:value="1">
            <text:p>1</text:p>
          </table:table-cell>
          <table:table-cell office:value-type="float" office:value="76.8640533778149">
            <text:p>76.8640533778149</text:p>
          </table:table-cell>
          <table:table-cell office:value-type="float" office:value="14332.9556531485">
            <text:p>14332.9556531485</text:p>
          </table:table-cell>
          <table:table-cell office:value-type="float" office:value="190946.8203125">
            <text:p>190946.8203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772">
            <text:p>772</text:p>
          </table:table-cell>
          <table:table-cell office:value-type="float" office:value="22">
            <text:p>22</text:p>
          </table:table-cell>
          <table:table-cell office:value-type="float" office:value="2598">
            <text:p>2598</text:p>
          </table:table-cell>
          <table:table-cell office:value-type="float" office:value="423.635195986597">
            <text:p>423.635195986597</text:p>
          </table:table-cell>
          <table:table-cell office:value-type="float" office:value="1">
            <text:p>1</text:p>
          </table:table-cell>
          <table:table-cell office:value-type="float" office:value="76.8640533778149">
            <text:p>76.8640533778149</text:p>
          </table:table-cell>
          <table:table-cell office:value-type="float" office:value="14332.9556531485">
            <text:p>14332.9556531485</text:p>
          </table:table-cell>
          <table:table-cell office:value-type="float" office:value="190946.8203125">
            <text:p>190946.820312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Orthofoto (direkt)</text:p>
          </table:table-cell>
          <table:table-cell office:value-type="float" office:value="9216">
            <text:p>9216</text:p>
          </table:table-cell>
          <table:table-cell office:value-type="float" office:value="1544">
            <text:p>1544</text:p>
          </table:table-cell>
          <table:table-cell office:value-type="float" office:value="19">
            <text:p>19</text:p>
          </table:table-cell>
          <table:table-cell office:value-type="float" office:value="5381">
            <text:p>5381</text:p>
          </table:table-cell>
          <table:table-cell office:value-type="float" office:value="839.495812890049">
            <text:p>839.495812890049</text:p>
          </table:table-cell>
          <table:table-cell office:value-type="float" office:value="1">
            <text:p>1</text:p>
          </table:table-cell>
          <table:table-cell office:value-type="float" office:value="78.5249309839474">
            <text:p>78.5249309839474</text:p>
          </table:table-cell>
          <table:table-cell office:value-type="float" office:value="14571.7271609986">
            <text:p>14571.7271609986</text:p>
          </table:table-cell>
          <table:table-cell office:value-type="float" office:value="190021.798502604">
            <text:p>190021.798502604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9216">
            <text:p>9216</text:p>
          </table:table-cell>
          <table:table-cell office:value-type="float" office:value="1544">
            <text:p>1544</text:p>
          </table:table-cell>
          <table:table-cell office:value-type="float" office:value="19">
            <text:p>19</text:p>
          </table:table-cell>
          <table:table-cell office:value-type="float" office:value="5381">
            <text:p>5381</text:p>
          </table:table-cell>
          <table:table-cell office:value-type="float" office:value="839.495812890049">
            <text:p>839.495812890049</text:p>
          </table:table-cell>
          <table:table-cell office:value-type="float" office:value="1">
            <text:p>1</text:p>
          </table:table-cell>
          <table:table-cell office:value-type="float" office:value="78.5249309839474">
            <text:p>78.5249309839474</text:p>
          </table:table-cell>
          <table:table-cell office:value-type="float" office:value="14571.7271609986">
            <text:p>14571.7271609986</text:p>
          </table:table-cell>
          <table:table-cell office:value-type="float" office:value="190021.798502604">
            <text:p>190021.79850260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837">
            <text:p>837</text:p>
          </table:table-cell>
          <table:table-cell office:value-type="float" office:value="72">
            <text:p>72</text:p>
          </table:table-cell>
          <table:table-cell office:value-type="float" office:value="4162">
            <text:p>4162</text:p>
          </table:table-cell>
          <table:table-cell office:value-type="float" office:value="646.2994582407">
            <text:p>646.2994582407</text:p>
          </table:table-cell>
          <table:table-cell office:value-type="float" office:value="0">
            <text:p>0</text:p>
          </table:table-cell>
          <table:table-cell office:value-type="float" office:value="1.19317978435264">
            <text:p>1.2</text:p>
          </table:table-cell>
          <table:table-cell office:value-type="float" office:value="1167.87127979594">
            <text:p>1167.87127979594</text:p>
          </table:table-cell>
          <table:table-cell office:value-type="float" office:value="1002279.96333333">
            <text:p>1002279.96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837">
            <text:p>837</text:p>
          </table:table-cell>
          <table:table-cell office:value-type="float" office:value="72">
            <text:p>72</text:p>
          </table:table-cell>
          <table:table-cell office:value-type="float" office:value="4162">
            <text:p>4162</text:p>
          </table:table-cell>
          <table:table-cell office:value-type="float" office:value="646.2994582407">
            <text:p>646.2994582407</text:p>
          </table:table-cell>
          <table:table-cell office:value-type="float" office:value="0">
            <text:p>0</text:p>
          </table:table-cell>
          <table:table-cell office:value-type="float" office:value="1.19317978435264">
            <text:p>1.2</text:p>
          </table:table-cell>
          <table:table-cell office:value-type="float" office:value="1167.87127979594">
            <text:p>1167.87127979594</text:p>
          </table:table-cell>
          <table:table-cell office:value-type="float" office:value="1002279.96333333">
            <text:p>1002279.96333333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829">
            <text:p>829</text:p>
          </table:table-cell>
          <table:table-cell office:value-type="float" office:value="65">
            <text:p>65</text:p>
          </table:table-cell>
          <table:table-cell office:value-type="float" office:value="3834">
            <text:p>3834</text:p>
          </table:table-cell>
          <table:table-cell office:value-type="float" office:value="678.728932015982">
            <text:p>678.728932015982</text:p>
          </table:table-cell>
          <table:table-cell office:value-type="float" office:value="0">
            <text:p>0</text:p>
          </table:table-cell>
          <table:table-cell office:value-type="float" office:value="2.33954612805116">
            <text:p>2.3</text:p>
          </table:table-cell>
          <table:table-cell office:value-type="float" office:value="2289.92207757789">
            <text:p>2289.92207757789</text:p>
          </table:table-cell>
          <table:table-cell office:value-type="float" office:value="1002279.96333333">
            <text:p>1002279.96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829">
            <text:p>829</text:p>
          </table:table-cell>
          <table:table-cell office:value-type="float" office:value="65">
            <text:p>65</text:p>
          </table:table-cell>
          <table:table-cell office:value-type="float" office:value="3834">
            <text:p>3834</text:p>
          </table:table-cell>
          <table:table-cell office:value-type="float" office:value="678.728932015982">
            <text:p>678.728932015982</text:p>
          </table:table-cell>
          <table:table-cell office:value-type="float" office:value="0">
            <text:p>0</text:p>
          </table:table-cell>
          <table:table-cell office:value-type="float" office:value="2.33954612805116">
            <text:p>2.3</text:p>
          </table:table-cell>
          <table:table-cell office:value-type="float" office:value="2289.92207757789">
            <text:p>2289.92207757789</text:p>
          </table:table-cell>
          <table:table-cell office:value-type="float" office:value="1002279.96333333">
            <text:p>1002279.96333333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915">
            <text:p>915</text:p>
          </table:table-cell>
          <table:table-cell office:value-type="float" office:value="42">
            <text:p>42</text:p>
          </table:table-cell>
          <table:table-cell office:value-type="float" office:value="4602">
            <text:p>4602</text:p>
          </table:table-cell>
          <table:table-cell office:value-type="float" office:value="753.493585593504">
            <text:p>753.493585593504</text:p>
          </table:table-cell>
          <table:table-cell office:value-type="float" office:value="0">
            <text:p>0</text:p>
          </table:table-cell>
          <table:table-cell office:value-type="float" office:value="4.02922531427957">
            <text:p>4.0</text:p>
          </table:table-cell>
          <table:table-cell office:value-type="float" office:value="3833.78884215174">
            <text:p>3833.78884215174</text:p>
          </table:table-cell>
          <table:table-cell office:value-type="float" office:value="974331.16">
            <text:p>974331.1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915">
            <text:p>915</text:p>
          </table:table-cell>
          <table:table-cell office:value-type="float" office:value="42">
            <text:p>42</text:p>
          </table:table-cell>
          <table:table-cell office:value-type="float" office:value="4602">
            <text:p>4602</text:p>
          </table:table-cell>
          <table:table-cell office:value-type="float" office:value="753.493585593504">
            <text:p>753.493585593504</text:p>
          </table:table-cell>
          <table:table-cell office:value-type="float" office:value="0">
            <text:p>0</text:p>
          </table:table-cell>
          <table:table-cell office:value-type="float" office:value="4.02922531427957">
            <text:p>4.0</text:p>
          </table:table-cell>
          <table:table-cell office:value-type="float" office:value="3833.78884215174">
            <text:p>3833.78884215174</text:p>
          </table:table-cell>
          <table:table-cell office:value-type="float" office:value="974331.16">
            <text:p>974331.16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289">
            <text:p>1289</text:p>
          </table:table-cell>
          <table:table-cell office:value-type="float" office:value="38">
            <text:p>38</text:p>
          </table:table-cell>
          <table:table-cell office:value-type="float" office:value="48547">
            <text:p>48547</text:p>
          </table:table-cell>
          <table:table-cell office:value-type="float" office:value="3313.74231977986">
            <text:p>3313.74231977986</text:p>
          </table:table-cell>
          <table:table-cell office:value-type="float" office:value="0">
            <text:p>0</text:p>
          </table:table-cell>
          <table:table-cell office:value-type="float" office:value="4.73514742092304">
            <text:p>4.7</text:p>
          </table:table-cell>
          <table:table-cell office:value-type="float" office:value="4505.47039003804">
            <text:p>4505.47039003804</text:p>
          </table:table-cell>
          <table:table-cell office:value-type="float" office:value="974331.16">
            <text:p>974331.1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289">
            <text:p>1289</text:p>
          </table:table-cell>
          <table:table-cell office:value-type="float" office:value="38">
            <text:p>38</text:p>
          </table:table-cell>
          <table:table-cell office:value-type="float" office:value="48547">
            <text:p>48547</text:p>
          </table:table-cell>
          <table:table-cell office:value-type="float" office:value="3313.74231977986">
            <text:p>3313.74231977986</text:p>
          </table:table-cell>
          <table:table-cell office:value-type="float" office:value="0">
            <text:p>0</text:p>
          </table:table-cell>
          <table:table-cell office:value-type="float" office:value="4.73514742092304">
            <text:p>4.7</text:p>
          </table:table-cell>
          <table:table-cell office:value-type="float" office:value="4505.47039003804">
            <text:p>4505.47039003804</text:p>
          </table:table-cell>
          <table:table-cell office:value-type="float" office:value="974331.16">
            <text:p>974331.16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2048">
            <text:p>2048</text:p>
          </table:table-cell>
          <table:table-cell office:value-type="float" office:value="41">
            <text:p>41</text:p>
          </table:table-cell>
          <table:table-cell office:value-type="float" office:value="64733">
            <text:p>64733</text:p>
          </table:table-cell>
          <table:table-cell office:value-type="float" office:value="7234.36415513149">
            <text:p>7234.36415513149</text:p>
          </table:table-cell>
          <table:table-cell office:value-type="float" office:value="0.0104166666666667">
            <text:p>0.0104166666666667</text:p>
          </table:table-cell>
          <table:table-cell office:value-type="float" office:value="4.89132511602036">
            <text:p>4.9</text:p>
          </table:table-cell>
          <table:table-cell office:value-type="float" office:value="4613.10100893532">
            <text:p>4613.10100893532</text:p>
          </table:table-cell>
          <table:table-cell office:value-type="float" office:value="965753.721354167">
            <text:p>965753.7213541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2048">
            <text:p>2048</text:p>
          </table:table-cell>
          <table:table-cell office:value-type="float" office:value="41">
            <text:p>41</text:p>
          </table:table-cell>
          <table:table-cell office:value-type="float" office:value="64733">
            <text:p>64733</text:p>
          </table:table-cell>
          <table:table-cell office:value-type="float" office:value="7234.36415513149">
            <text:p>7234.36415513149</text:p>
          </table:table-cell>
          <table:table-cell office:value-type="float" office:value="0.0104166666666667">
            <text:p>0.0104166666666667</text:p>
          </table:table-cell>
          <table:table-cell office:value-type="float" office:value="4.89132511602036">
            <text:p>4.9</text:p>
          </table:table-cell>
          <table:table-cell office:value-type="float" office:value="4613.10100893532">
            <text:p>4613.10100893532</text:p>
          </table:table-cell>
          <table:table-cell office:value-type="float" office:value="965753.721354167">
            <text:p>965753.721354167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505">
            <text:p>3505</text:p>
          </table:table-cell>
          <table:table-cell office:value-type="float" office:value="38">
            <text:p>38</text:p>
          </table:table-cell>
          <table:table-cell office:value-type="float" office:value="66103">
            <text:p>66103</text:p>
          </table:table-cell>
          <table:table-cell office:value-type="float" office:value="11792.2196079663">
            <text:p>11792.2196079663</text:p>
          </table:table-cell>
          <table:table-cell office:value-type="float" office:value="0.0321180555555556">
            <text:p>0.0321180555555556</text:p>
          </table:table-cell>
          <table:table-cell office:value-type="float" office:value="5.32855983181733">
            <text:p>5.3</text:p>
          </table:table-cell>
          <table:table-cell office:value-type="float" office:value="4943.89694545555">
            <text:p>4943.89694545555</text:p>
          </table:table-cell>
          <table:table-cell office:value-type="float" office:value="950078.563802083">
            <text:p>950078.56380208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505">
            <text:p>3505</text:p>
          </table:table-cell>
          <table:table-cell office:value-type="float" office:value="38">
            <text:p>38</text:p>
          </table:table-cell>
          <table:table-cell office:value-type="float" office:value="66103">
            <text:p>66103</text:p>
          </table:table-cell>
          <table:table-cell office:value-type="float" office:value="11792.2196079663">
            <text:p>11792.2196079663</text:p>
          </table:table-cell>
          <table:table-cell office:value-type="float" office:value="0.0321180555555556">
            <text:p>0.0321180555555556</text:p>
          </table:table-cell>
          <table:table-cell office:value-type="float" office:value="5.32855983181733">
            <text:p>5.3</text:p>
          </table:table-cell>
          <table:table-cell office:value-type="float" office:value="4943.89694545555">
            <text:p>4943.89694545555</text:p>
          </table:table-cell>
          <table:table-cell office:value-type="float" office:value="950078.563802083">
            <text:p>950078.563802083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6274">
            <text:p>6274</text:p>
          </table:table-cell>
          <table:table-cell office:value-type="float" office:value="37">
            <text:p>37</text:p>
          </table:table-cell>
          <table:table-cell office:value-type="float" office:value="67549">
            <text:p>67549</text:p>
          </table:table-cell>
          <table:table-cell office:value-type="float" office:value="16814.7374180146">
            <text:p>16814.7374180146</text:p>
          </table:table-cell>
          <table:table-cell office:value-type="float" office:value="0.0677083333333333">
            <text:p>0.0677083333333333</text:p>
          </table:table-cell>
          <table:table-cell office:value-type="float" office:value="5.78778135048232">
            <text:p>5.8</text:p>
          </table:table-cell>
          <table:table-cell office:value-type="float" office:value="5129.48105986862">
            <text:p>5129.48105986862</text:p>
          </table:table-cell>
          <table:table-cell office:value-type="float" office:value="907530.586805556">
            <text:p>907530.58680555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6274">
            <text:p>6274</text:p>
          </table:table-cell>
          <table:table-cell office:value-type="float" office:value="37">
            <text:p>37</text:p>
          </table:table-cell>
          <table:table-cell office:value-type="float" office:value="67549">
            <text:p>67549</text:p>
          </table:table-cell>
          <table:table-cell office:value-type="float" office:value="16814.7374180146">
            <text:p>16814.7374180146</text:p>
          </table:table-cell>
          <table:table-cell office:value-type="float" office:value="0.0677083333333333">
            <text:p>0.0677083333333333</text:p>
          </table:table-cell>
          <table:table-cell office:value-type="float" office:value="5.78778135048232">
            <text:p>5.8</text:p>
          </table:table-cell>
          <table:table-cell office:value-type="float" office:value="5129.48105986862">
            <text:p>5129.48105986862</text:p>
          </table:table-cell>
          <table:table-cell office:value-type="float" office:value="907530.586805556">
            <text:p>907530.586805556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21">
            <text:p>321</text:p>
          </table:table-cell>
          <table:table-cell office:value-type="float" office:value="54">
            <text:p>54</text:p>
          </table:table-cell>
          <table:table-cell office:value-type="float" office:value="1041">
            <text:p>1041</text:p>
          </table:table-cell>
          <table:table-cell office:value-type="float" office:value="184.098871865697">
            <text:p>184.098871865697</text:p>
          </table:table-cell>
          <table:table-cell office:value-type="float" office:value="0">
            <text:p>0</text:p>
          </table:table-cell>
          <table:table-cell office:value-type="float" office:value="3.10302027306578">
            <text:p>3.10302027306578</text:p>
          </table:table-cell>
          <table:table-cell office:value-type="float" office:value="2883.63325492281">
            <text:p>2883.63325492281</text:p>
          </table:table-cell>
          <table:table-cell office:value-type="float" office:value="951602.05">
            <text:p>951602.05</text:p>
          </table:table-cell>
        </table:table-row>
        <table:table-row table:style-name="ro1">
          <table:table-cell office:value-type="string">
            <text:p>no resampling</text:p>
          </table:table-cell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21">
            <text:p>321</text:p>
          </table:table-cell>
          <table:table-cell office:value-type="float" office:value="54">
            <text:p>54</text:p>
          </table:table-cell>
          <table:table-cell office:value-type="float" office:value="1041">
            <text:p>1041</text:p>
          </table:table-cell>
          <table:table-cell office:value-type="float" office:value="184.098871865697">
            <text:p>184.098871865697</text:p>
          </table:table-cell>
          <table:table-cell office:value-type="float" office:value="0">
            <text:p>0</text:p>
          </table:table-cell>
          <table:table-cell office:value-type="float" office:value="3.10302027306578">
            <text:p>3.10302027306578</text:p>
          </table:table-cell>
          <table:table-cell office:value-type="float" office:value="2883.63325492281">
            <text:p>2883.63325492281</text:p>
          </table:table-cell>
          <table:table-cell office:value-type="float" office:value="951602.05">
            <text:p>951602.0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42">
            <text:p>342</text:p>
          </table:table-cell>
          <table:table-cell office:value-type="float" office:value="58">
            <text:p>58</text:p>
          </table:table-cell>
          <table:table-cell office:value-type="float" office:value="1681">
            <text:p>1681</text:p>
          </table:table-cell>
          <table:table-cell office:value-type="float" office:value="208.021834430908">
            <text:p>208.021834430908</text:p>
          </table:table-cell>
          <table:table-cell office:value-type="float" office:value="0">
            <text:p>0</text:p>
          </table:table-cell>
          <table:table-cell office:value-type="float" office:value="5.76346730192884">
            <text:p>5.76346730192884</text:p>
          </table:table-cell>
          <table:table-cell office:value-type="float" office:value="5355.98369103853">
            <text:p>5355.98369103853</text:p>
          </table:table-cell>
          <table:table-cell office:value-type="float" office:value="951602.05">
            <text:p>951602.0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42">
            <text:p>342</text:p>
          </table:table-cell>
          <table:table-cell office:value-type="float" office:value="58">
            <text:p>58</text:p>
          </table:table-cell>
          <table:table-cell office:value-type="float" office:value="1681">
            <text:p>1681</text:p>
          </table:table-cell>
          <table:table-cell office:value-type="float" office:value="208.021834430908">
            <text:p>208.021834430908</text:p>
          </table:table-cell>
          <table:table-cell office:value-type="float" office:value="0">
            <text:p>0</text:p>
          </table:table-cell>
          <table:table-cell office:value-type="float" office:value="5.76346730192884">
            <text:p>5.76346730192884</text:p>
          </table:table-cell>
          <table:table-cell office:value-type="float" office:value="5355.98369103853">
            <text:p>5355.98369103853</text:p>
          </table:table-cell>
          <table:table-cell office:value-type="float" office:value="951602.05">
            <text:p>951602.05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1626">
            <text:p>1626</text:p>
          </table:table-cell>
          <table:table-cell office:value-type="float" office:value="250.435826222119">
            <text:p>250.435826222119</text:p>
          </table:table-cell>
          <table:table-cell office:value-type="float" office:value="0">
            <text:p>0</text:p>
          </table:table-cell>
          <table:table-cell office:value-type="float" office:value="9.25897348847258">
            <text:p>9.25897348847258</text:p>
          </table:table-cell>
          <table:table-cell office:value-type="float" office:value="8337.98835358573">
            <text:p>8337.98835358573</text:p>
          </table:table-cell>
          <table:table-cell office:value-type="float" office:value="922143.268333333">
            <text:p>922143.26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399">
            <text:p>399</text:p>
          </table:table-cell>
          <table:table-cell office:value-type="float" office:value="37">
            <text:p>37</text:p>
          </table:table-cell>
          <table:table-cell office:value-type="float" office:value="1626">
            <text:p>1626</text:p>
          </table:table-cell>
          <table:table-cell office:value-type="float" office:value="250.435826222119">
            <text:p>250.435826222119</text:p>
          </table:table-cell>
          <table:table-cell office:value-type="float" office:value="0">
            <text:p>0</text:p>
          </table:table-cell>
          <table:table-cell office:value-type="float" office:value="9.25897348847258">
            <text:p>9.25897348847258</text:p>
          </table:table-cell>
          <table:table-cell office:value-type="float" office:value="8337.98835358573">
            <text:p>8337.98835358573</text:p>
          </table:table-cell>
          <table:table-cell office:value-type="float" office:value="922143.268333333">
            <text:p>922143.26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541">
            <text:p>541</text:p>
          </table:table-cell>
          <table:table-cell office:value-type="float" office:value="38">
            <text:p>38</text:p>
          </table:table-cell>
          <table:table-cell office:value-type="float" office:value="22974">
            <text:p>22974</text:p>
          </table:table-cell>
          <table:table-cell office:value-type="float" office:value="1259.51041148601">
            <text:p>1259.51041148601</text:p>
          </table:table-cell>
          <table:table-cell office:value-type="float" office:value="0">
            <text:p>0</text:p>
          </table:table-cell>
          <table:table-cell office:value-type="float" office:value="10.7708325853588">
            <text:p>10.7708325853588</text:p>
          </table:table-cell>
          <table:table-cell office:value-type="float" office:value="9699.46363567771">
            <text:p>9699.46363567771</text:p>
          </table:table-cell>
          <table:table-cell office:value-type="float" office:value="922143.268333333">
            <text:p>922143.26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541">
            <text:p>541</text:p>
          </table:table-cell>
          <table:table-cell office:value-type="float" office:value="38">
            <text:p>38</text:p>
          </table:table-cell>
          <table:table-cell office:value-type="float" office:value="22974">
            <text:p>22974</text:p>
          </table:table-cell>
          <table:table-cell office:value-type="float" office:value="1259.51041148601">
            <text:p>1259.51041148601</text:p>
          </table:table-cell>
          <table:table-cell office:value-type="float" office:value="0">
            <text:p>0</text:p>
          </table:table-cell>
          <table:table-cell office:value-type="float" office:value="10.7708325853588">
            <text:p>10.7708325853588</text:p>
          </table:table-cell>
          <table:table-cell office:value-type="float" office:value="9699.46363567771">
            <text:p>9699.46363567771</text:p>
          </table:table-cell>
          <table:table-cell office:value-type="float" office:value="922143.268333333">
            <text:p>922143.26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910">
            <text:p>910</text:p>
          </table:table-cell>
          <table:table-cell office:value-type="float" office:value="45">
            <text:p>45</text:p>
          </table:table-cell>
          <table:table-cell office:value-type="float" office:value="62415">
            <text:p>62415</text:p>
          </table:table-cell>
          <table:table-cell office:value-type="float" office:value="3978.26926878246">
            <text:p>3978.26926878246</text:p>
          </table:table-cell>
          <table:table-cell office:value-type="float" office:value="0">
            <text:p>0</text:p>
          </table:table-cell>
          <table:table-cell office:value-type="float" office:value="11.6679496009399">
            <text:p>11.6679496009399</text:p>
          </table:table-cell>
          <table:table-cell office:value-type="float" office:value="10454.6522166699">
            <text:p>10454.6522166699</text:p>
          </table:table-cell>
          <table:table-cell office:value-type="float" office:value="917518.864583333">
            <text:p>917518.86458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910">
            <text:p>910</text:p>
          </table:table-cell>
          <table:table-cell office:value-type="float" office:value="45">
            <text:p>45</text:p>
          </table:table-cell>
          <table:table-cell office:value-type="float" office:value="62415">
            <text:p>62415</text:p>
          </table:table-cell>
          <table:table-cell office:value-type="float" office:value="3978.26926878246">
            <text:p>3978.26926878246</text:p>
          </table:table-cell>
          <table:table-cell office:value-type="float" office:value="0">
            <text:p>0</text:p>
          </table:table-cell>
          <table:table-cell office:value-type="float" office:value="11.6679496009399">
            <text:p>11.6679496009399</text:p>
          </table:table-cell>
          <table:table-cell office:value-type="float" office:value="10454.6522166699">
            <text:p>10454.6522166699</text:p>
          </table:table-cell>
          <table:table-cell office:value-type="float" office:value="917518.864583333">
            <text:p>917518.86458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1646">
            <text:p>1646</text:p>
          </table:table-cell>
          <table:table-cell office:value-type="float" office:value="34">
            <text:p>34</text:p>
          </table:table-cell>
          <table:table-cell office:value-type="float" office:value="65352">
            <text:p>65352</text:p>
          </table:table-cell>
          <table:table-cell office:value-type="float" office:value="7660.20655041137">
            <text:p>7660.20655041137</text:p>
          </table:table-cell>
          <table:table-cell office:value-type="float" office:value="0.00911458333333333">
            <text:p>0.00911458333333333</text:p>
          </table:table-cell>
          <table:table-cell office:value-type="float" office:value="12.5212627780465">
            <text:p>12.5212627780465</text:p>
          </table:table-cell>
          <table:table-cell office:value-type="float" office:value="11207.8996198599">
            <text:p>11207.8996198599</text:p>
          </table:table-cell>
          <table:table-cell office:value-type="float" office:value="916591.993489583">
            <text:p>916591.99348958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1646">
            <text:p>1646</text:p>
          </table:table-cell>
          <table:table-cell office:value-type="float" office:value="34">
            <text:p>34</text:p>
          </table:table-cell>
          <table:table-cell office:value-type="float" office:value="65352">
            <text:p>65352</text:p>
          </table:table-cell>
          <table:table-cell office:value-type="float" office:value="7660.20655041137">
            <text:p>7660.20655041137</text:p>
          </table:table-cell>
          <table:table-cell office:value-type="float" office:value="0.00911458333333333">
            <text:p>0.00911458333333333</text:p>
          </table:table-cell>
          <table:table-cell office:value-type="float" office:value="12.5212627780465">
            <text:p>12.5212627780465</text:p>
          </table:table-cell>
          <table:table-cell office:value-type="float" office:value="11207.8996198599">
            <text:p>11207.8996198599</text:p>
          </table:table-cell>
          <table:table-cell office:value-type="float" office:value="916591.993489583">
            <text:p>916591.99348958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2781">
            <text:p>2781</text:p>
          </table:table-cell>
          <table:table-cell office:value-type="float" office:value="37">
            <text:p>37</text:p>
          </table:table-cell>
          <table:table-cell office:value-type="float" office:value="66611">
            <text:p>66611</text:p>
          </table:table-cell>
          <table:table-cell office:value-type="float" office:value="10890.3757307831">
            <text:p>10890.3757307831</text:p>
          </table:table-cell>
          <table:table-cell office:value-type="float" office:value="0.0190972222222222">
            <text:p>0.0190972222222222</text:p>
          </table:table-cell>
          <table:table-cell office:value-type="float" office:value="13.1415338634056">
            <text:p>13.1415338634056</text:p>
          </table:table-cell>
          <table:table-cell office:value-type="float" office:value="11639.4968581471">
            <text:p>11639.4968581471</text:p>
          </table:table-cell>
          <table:table-cell office:value-type="float" office:value="906959.94140625">
            <text:p>906959.941406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2781">
            <text:p>2781</text:p>
          </table:table-cell>
          <table:table-cell office:value-type="float" office:value="37">
            <text:p>37</text:p>
          </table:table-cell>
          <table:table-cell office:value-type="float" office:value="66611">
            <text:p>66611</text:p>
          </table:table-cell>
          <table:table-cell office:value-type="float" office:value="10890.3757307831">
            <text:p>10890.3757307831</text:p>
          </table:table-cell>
          <table:table-cell office:value-type="float" office:value="0.0190972222222222">
            <text:p>0.0190972222222222</text:p>
          </table:table-cell>
          <table:table-cell office:value-type="float" office:value="13.1415338634056">
            <text:p>13.1415338634056</text:p>
          </table:table-cell>
          <table:table-cell office:value-type="float" office:value="11639.4968581471">
            <text:p>11639.4968581471</text:p>
          </table:table-cell>
          <table:table-cell office:value-type="float" office:value="906959.94140625">
            <text:p>906959.94140625</text:p>
          </table:table-cell>
        </table:table-row>
      </table:table>
      <table:table table:name="Sheet5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office:value-type="float" office:value="56">
            <text:p>56</text:p>
          </table:table-cell>
          <table:table-cell office:value-type="float" office:value="1043">
            <text:p>1043</text:p>
          </table:table-cell>
          <table:table-cell office:value-type="float" office:value="183.067988099139">
            <text:p>183.067988099139</text:p>
          </table:table-cell>
          <table:table-cell office:value-type="float" office:value="0">
            <text:p>0</text:p>
          </table:table-cell>
          <table:table-cell office:value-type="float" office:value="3.13230872034748">
            <text:p>3.13230872034748</text:p>
          </table:table-cell>
          <table:table-cell office:value-type="float" office:value="2933.91938979037">
            <text:p>2933.91938979037</text:p>
          </table:table-cell>
          <table:table-cell office:value-type="float" office:value="959143.47">
            <text:p>959143.47</text:p>
          </table:table-cell>
        </table:table-row>
        <table:table-row table:style-name="ro1">
          <table:table-cell office:value-type="string">
            <text:p>single no resamp.</text:p>
          </table:table-cell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18">
            <text:p>318</text:p>
          </table:table-cell>
          <table:table-cell office:value-type="float" office:value="56">
            <text:p>56</text:p>
          </table:table-cell>
          <table:table-cell office:value-type="float" office:value="1043">
            <text:p>1043</text:p>
          </table:table-cell>
          <table:table-cell office:value-type="float" office:value="183.067988099139">
            <text:p>183.067988099139</text:p>
          </table:table-cell>
          <table:table-cell office:value-type="float" office:value="0">
            <text:p>0</text:p>
          </table:table-cell>
          <table:table-cell office:value-type="float" office:value="3.13230872034748">
            <text:p>3.13230872034748</text:p>
          </table:table-cell>
          <table:table-cell office:value-type="float" office:value="2933.91938979037">
            <text:p>2933.91938979037</text:p>
          </table:table-cell>
          <table:table-cell office:value-type="float" office:value="959143.47">
            <text:p>959143.4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338">
            <text:p>338</text:p>
          </table:table-cell>
          <table:table-cell office:value-type="float" office:value="55">
            <text:p>55</text:p>
          </table:table-cell>
          <table:table-cell office:value-type="float" office:value="1060">
            <text:p>1060</text:p>
          </table:table-cell>
          <table:table-cell office:value-type="float" office:value="203.058472011279">
            <text:p>203.058472011279</text:p>
          </table:table-cell>
          <table:table-cell office:value-type="float" office:value="0">
            <text:p>0</text:p>
          </table:table-cell>
          <table:table-cell office:value-type="float" office:value="5.86579070858752">
            <text:p>5.86579070858752</text:p>
          </table:table-cell>
          <table:table-cell office:value-type="float" office:value="5494.27231887538">
            <text:p>5494.27231887538</text:p>
          </table:table-cell>
          <table:table-cell office:value-type="float" office:value="959143.47">
            <text:p>959143.4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338">
            <text:p>338</text:p>
          </table:table-cell>
          <table:table-cell office:value-type="float" office:value="55">
            <text:p>55</text:p>
          </table:table-cell>
          <table:table-cell office:value-type="float" office:value="1060">
            <text:p>1060</text:p>
          </table:table-cell>
          <table:table-cell office:value-type="float" office:value="203.058472011279">
            <text:p>203.058472011279</text:p>
          </table:table-cell>
          <table:table-cell office:value-type="float" office:value="0">
            <text:p>0</text:p>
          </table:table-cell>
          <table:table-cell office:value-type="float" office:value="5.86579070858752">
            <text:p>5.86579070858752</text:p>
          </table:table-cell>
          <table:table-cell office:value-type="float" office:value="5494.27231887538">
            <text:p>5494.27231887538</text:p>
          </table:table-cell>
          <table:table-cell office:value-type="float" office:value="959143.47">
            <text:p>959143.4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421">
            <text:p>421</text:p>
          </table:table-cell>
          <table:table-cell office:value-type="float" office:value="53">
            <text:p>53</text:p>
          </table:table-cell>
          <table:table-cell office:value-type="float" office:value="1689">
            <text:p>1689</text:p>
          </table:table-cell>
          <table:table-cell office:value-type="float" office:value="261.075398879328">
            <text:p>261.075398879328</text:p>
          </table:table-cell>
          <table:table-cell office:value-type="float" office:value="0">
            <text:p>0</text:p>
          </table:table-cell>
          <table:table-cell office:value-type="float" office:value="8.33761794255381">
            <text:p>8.33761794255381</text:p>
          </table:table-cell>
          <table:table-cell office:value-type="float" office:value="7562.22068165672">
            <text:p>7562.22068165672</text:p>
          </table:table-cell>
          <table:table-cell office:value-type="float" office:value="928768.148333333">
            <text:p>928768.14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421">
            <text:p>421</text:p>
          </table:table-cell>
          <table:table-cell office:value-type="float" office:value="53">
            <text:p>53</text:p>
          </table:table-cell>
          <table:table-cell office:value-type="float" office:value="1689">
            <text:p>1689</text:p>
          </table:table-cell>
          <table:table-cell office:value-type="float" office:value="261.075398879328">
            <text:p>261.075398879328</text:p>
          </table:table-cell>
          <table:table-cell office:value-type="float" office:value="0">
            <text:p>0</text:p>
          </table:table-cell>
          <table:table-cell office:value-type="float" office:value="8.33761794255381">
            <text:p>8.33761794255381</text:p>
          </table:table-cell>
          <table:table-cell office:value-type="float" office:value="7562.22068165672">
            <text:p>7562.22068165672</text:p>
          </table:table-cell>
          <table:table-cell office:value-type="float" office:value="928768.148333333">
            <text:p>928768.14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532">
            <text:p>532</text:p>
          </table:table-cell>
          <table:table-cell office:value-type="float" office:value="37">
            <text:p>37</text:p>
          </table:table-cell>
          <table:table-cell office:value-type="float" office:value="31321">
            <text:p>31321</text:p>
          </table:table-cell>
          <table:table-cell office:value-type="float" office:value="1801.20867373288">
            <text:p>1801.20867373288</text:p>
          </table:table-cell>
          <table:table-cell office:value-type="float" office:value="0">
            <text:p>0</text:p>
          </table:table-cell>
          <table:table-cell office:value-type="float" office:value="10.3748789597455">
            <text:p>10.3748789597455</text:p>
          </table:table-cell>
          <table:table-cell office:value-type="float" office:value="9410.01671936061">
            <text:p>9410.01671936061</text:p>
          </table:table-cell>
          <table:table-cell office:value-type="float" office:value="928768.148333333">
            <text:p>928768.14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532">
            <text:p>532</text:p>
          </table:table-cell>
          <table:table-cell office:value-type="float" office:value="37">
            <text:p>37</text:p>
          </table:table-cell>
          <table:table-cell office:value-type="float" office:value="31321">
            <text:p>31321</text:p>
          </table:table-cell>
          <table:table-cell office:value-type="float" office:value="1801.20867373288">
            <text:p>1801.20867373288</text:p>
          </table:table-cell>
          <table:table-cell office:value-type="float" office:value="0">
            <text:p>0</text:p>
          </table:table-cell>
          <table:table-cell office:value-type="float" office:value="10.3748789597455">
            <text:p>10.3748789597455</text:p>
          </table:table-cell>
          <table:table-cell office:value-type="float" office:value="9410.01671936061">
            <text:p>9410.01671936061</text:p>
          </table:table-cell>
          <table:table-cell office:value-type="float" office:value="928768.148333333">
            <text:p>928768.148333333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864">
            <text:p>864</text:p>
          </table:table-cell>
          <table:table-cell office:value-type="float" office:value="38">
            <text:p>38</text:p>
          </table:table-cell>
          <table:table-cell office:value-type="float" office:value="58387">
            <text:p>58387</text:p>
          </table:table-cell>
          <table:table-cell office:value-type="float" office:value="4055.70259432993">
            <text:p>4055.70259432993</text:p>
          </table:table-cell>
          <table:table-cell office:value-type="float" office:value="0">
            <text:p>0</text:p>
          </table:table-cell>
          <table:table-cell office:value-type="float" office:value="12.9369883320044">
            <text:p>12.9369883320044</text:p>
          </table:table-cell>
          <table:table-cell office:value-type="float" office:value="11645.6571806006">
            <text:p>11645.6571806006</text:p>
          </table:table-cell>
          <table:table-cell office:value-type="float" office:value="921787.408854167">
            <text:p>921787.4088541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864">
            <text:p>864</text:p>
          </table:table-cell>
          <table:table-cell office:value-type="float" office:value="38">
            <text:p>38</text:p>
          </table:table-cell>
          <table:table-cell office:value-type="float" office:value="58387">
            <text:p>58387</text:p>
          </table:table-cell>
          <table:table-cell office:value-type="float" office:value="4055.70259432993">
            <text:p>4055.70259432993</text:p>
          </table:table-cell>
          <table:table-cell office:value-type="float" office:value="0">
            <text:p>0</text:p>
          </table:table-cell>
          <table:table-cell office:value-type="float" office:value="12.9369883320044">
            <text:p>12.9369883320044</text:p>
          </table:table-cell>
          <table:table-cell office:value-type="float" office:value="11645.6571806006">
            <text:p>11645.6571806006</text:p>
          </table:table-cell>
          <table:table-cell office:value-type="float" office:value="921787.408854167">
            <text:p>921787.408854167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1469">
            <text:p>1469</text:p>
          </table:table-cell>
          <table:table-cell office:value-type="float" office:value="38">
            <text:p>38</text:p>
          </table:table-cell>
          <table:table-cell office:value-type="float" office:value="65586">
            <text:p>65586</text:p>
          </table:table-cell>
          <table:table-cell office:value-type="float" office:value="7376.9323219104">
            <text:p>7376.9323219104</text:p>
          </table:table-cell>
          <table:table-cell office:value-type="float" office:value="0.00868055555555556">
            <text:p>0.00868055555555556</text:p>
          </table:table-cell>
          <table:table-cell office:value-type="float" office:value="12.4711091384434">
            <text:p>12.4711091384434</text:p>
          </table:table-cell>
          <table:table-cell office:value-type="float" office:value="11253.3619826624">
            <text:p>11253.3619826624</text:p>
          </table:table-cell>
          <table:table-cell office:value-type="float" office:value="924011.051649306">
            <text:p>924011.051649306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1469">
            <text:p>1469</text:p>
          </table:table-cell>
          <table:table-cell office:value-type="float" office:value="38">
            <text:p>38</text:p>
          </table:table-cell>
          <table:table-cell office:value-type="float" office:value="65586">
            <text:p>65586</text:p>
          </table:table-cell>
          <table:table-cell office:value-type="float" office:value="7376.9323219104">
            <text:p>7376.9323219104</text:p>
          </table:table-cell>
          <table:table-cell office:value-type="float" office:value="0.00868055555555556">
            <text:p>0.00868055555555556</text:p>
          </table:table-cell>
          <table:table-cell office:value-type="float" office:value="12.4711091384434">
            <text:p>12.4711091384434</text:p>
          </table:table-cell>
          <table:table-cell office:value-type="float" office:value="11253.3619826624">
            <text:p>11253.3619826624</text:p>
          </table:table-cell>
          <table:table-cell office:value-type="float" office:value="924011.051649306">
            <text:p>924011.051649306</text:p>
          </table:table-cell>
        </table:table-row>
        <table:table-row table:style-name="ro2" table:number-rows-repeated="2">
          <table:table-cell/>
          <table:table-cell table:style-name="Default"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2849">
            <text:p>2849</text:p>
          </table:table-cell>
          <table:table-cell office:value-type="float" office:value="38">
            <text:p>38</text:p>
          </table:table-cell>
          <table:table-cell office:value-type="float" office:value="67016">
            <text:p>67016</text:p>
          </table:table-cell>
          <table:table-cell office:value-type="float" office:value="10922.2102746919">
            <text:p>10922.2102746919</text:p>
          </table:table-cell>
          <table:table-cell office:value-type="float" office:value="0.0186631944444444">
            <text:p>0.0186631944444444</text:p>
          </table:table-cell>
          <table:table-cell office:value-type="float" office:value="13.0223199398622">
            <text:p>13.0223199398622</text:p>
          </table:table-cell>
          <table:table-cell office:value-type="float" office:value="11566.7258170478">
            <text:p>11566.7258170478</text:p>
          </table:table-cell>
          <table:table-cell office:value-type="float" office:value="909540.48828125">
            <text:p>909540.4882812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2849">
            <text:p>2849</text:p>
          </table:table-cell>
          <table:table-cell office:value-type="float" office:value="38">
            <text:p>38</text:p>
          </table:table-cell>
          <table:table-cell office:value-type="float" office:value="67016">
            <text:p>67016</text:p>
          </table:table-cell>
          <table:table-cell office:value-type="float" office:value="10922.2102746919">
            <text:p>10922.2102746919</text:p>
          </table:table-cell>
          <table:table-cell office:value-type="float" office:value="0.0186631944444444">
            <text:p>0.0186631944444444</text:p>
          </table:table-cell>
          <table:table-cell office:value-type="float" office:value="13.0223199398622">
            <text:p>13.0223199398622</text:p>
          </table:table-cell>
          <table:table-cell office:value-type="float" office:value="11566.7258170478">
            <text:p>11566.7258170478</text:p>
          </table:table-cell>
          <table:table-cell office:value-type="float" office:value="909540.48828125">
            <text:p>909540.48828125</text:p>
          </table:table-cell>
        </table:table-row>
      </table:table>
      <table:table table:name="Sheet6" table:style-name="ta1" table:print="false"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819">
            <text:p>819</text:p>
          </table:table-cell>
          <table:table-cell office:value-type="float" office:value="65">
            <text:p>65</text:p>
          </table:table-cell>
          <table:table-cell office:value-type="float" office:value="3904">
            <text:p>3904</text:p>
          </table:table-cell>
          <table:table-cell office:value-type="float" office:value="647.538815130028">
            <text:p>647.538815130028</text:p>
          </table:table-cell>
          <table:table-cell office:value-type="float" office:value="0">
            <text:p>0</text:p>
          </table:table-cell>
          <table:table-cell office:value-type="float" office:value="1.21978491126065">
            <text:p>1.2</text:p>
          </table:table-cell>
          <table:table-cell office:value-type="float" office:value="1202.4000657858">
            <text:p>1202.4000657858</text:p>
          </table:table-cell>
          <table:table-cell office:value-type="float" office:value="1009405.55666667">
            <text:p>1009405.55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819">
            <text:p>819</text:p>
          </table:table-cell>
          <table:table-cell office:value-type="float" office:value="65">
            <text:p>65</text:p>
          </table:table-cell>
          <table:table-cell office:value-type="float" office:value="3904">
            <text:p>3904</text:p>
          </table:table-cell>
          <table:table-cell office:value-type="float" office:value="647.538815130028">
            <text:p>647.538815130028</text:p>
          </table:table-cell>
          <table:table-cell office:value-type="float" office:value="0">
            <text:p>0</text:p>
          </table:table-cell>
          <table:table-cell office:value-type="float" office:value="1.21978491126065">
            <text:p>1.2</text:p>
          </table:table-cell>
          <table:table-cell office:value-type="float" office:value="1202.4000657858">
            <text:p>1202.4000657858</text:p>
          </table:table-cell>
          <table:table-cell office:value-type="float" office:value="1009405.55666667">
            <text:p>1009405.55666667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thofoto (direkt)</text:p>
          </table:table-cell>
          <table:table-cell office:value-type="float" office:value="300">
            <text:p>300</text:p>
          </table:table-cell>
          <table:table-cell office:value-type="float" office:value="829">
            <text:p>829</text:p>
          </table:table-cell>
          <table:table-cell office:value-type="float" office:value="65">
            <text:p>65</text:p>
          </table:table-cell>
          <table:table-cell office:value-type="float" office:value="3797">
            <text:p>3797</text:p>
          </table:table-cell>
          <table:table-cell office:value-type="float" office:value="674.865901115836">
            <text:p>674.865901115836</text:p>
          </table:table-cell>
          <table:table-cell office:value-type="float" office:value="0">
            <text:p>0</text:p>
          </table:table-cell>
          <table:table-cell office:value-type="float" office:value="2.36804091974709">
            <text:p>2.4</text:p>
          </table:table-cell>
          <table:table-cell office:value-type="float" office:value="2334.29068633473">
            <text:p>2334.29068633473</text:p>
          </table:table-cell>
          <table:table-cell office:value-type="float" office:value="1009405.55666667">
            <text:p>1009405.55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829">
            <text:p>829</text:p>
          </table:table-cell>
          <table:table-cell office:value-type="float" office:value="65">
            <text:p>65</text:p>
          </table:table-cell>
          <table:table-cell office:value-type="float" office:value="3797">
            <text:p>3797</text:p>
          </table:table-cell>
          <table:table-cell office:value-type="float" office:value="674.865901115836">
            <text:p>674.865901115836</text:p>
          </table:table-cell>
          <table:table-cell office:value-type="float" office:value="0">
            <text:p>0</text:p>
          </table:table-cell>
          <table:table-cell office:value-type="float" office:value="2.36804091974709">
            <text:p>2.4</text:p>
          </table:table-cell>
          <table:table-cell office:value-type="float" office:value="2334.29068633473">
            <text:p>2334.29068633473</text:p>
          </table:table-cell>
          <table:table-cell office:value-type="float" office:value="1009405.55666667">
            <text:p>1009405.55666667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938">
            <text:p>938</text:p>
          </table:table-cell>
          <table:table-cell office:value-type="float" office:value="37">
            <text:p>37</text:p>
          </table:table-cell>
          <table:table-cell office:value-type="float" office:value="4424">
            <text:p>4424</text:p>
          </table:table-cell>
          <table:table-cell office:value-type="float" office:value="759.479694110821">
            <text:p>759.479694110821</text:p>
          </table:table-cell>
          <table:table-cell office:value-type="float" office:value="0">
            <text:p>0</text:p>
          </table:table-cell>
          <table:table-cell office:value-type="float" office:value="3.72825958628746">
            <text:p>3.7</text:p>
          </table:table-cell>
          <table:table-cell office:value-type="float" office:value="3568.92235797467">
            <text:p>3568.92235797467</text:p>
          </table:table-cell>
          <table:table-cell office:value-type="float" office:value="980236.598333333">
            <text:p>980236.59833333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938">
            <text:p>938</text:p>
          </table:table-cell>
          <table:table-cell office:value-type="float" office:value="37">
            <text:p>37</text:p>
          </table:table-cell>
          <table:table-cell office:value-type="float" office:value="4424">
            <text:p>4424</text:p>
          </table:table-cell>
          <table:table-cell office:value-type="float" office:value="759.479694110821">
            <text:p>759.479694110821</text:p>
          </table:table-cell>
          <table:table-cell office:value-type="float" office:value="0">
            <text:p>0</text:p>
          </table:table-cell>
          <table:table-cell office:value-type="float" office:value="3.72825958628746">
            <text:p>3.7</text:p>
          </table:table-cell>
          <table:table-cell office:value-type="float" office:value="3568.92235797467">
            <text:p>3568.92235797467</text:p>
          </table:table-cell>
          <table:table-cell office:value-type="float" office:value="980236.598333333">
            <text:p>980236.598333333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rthofoto (direkt)</text:p>
          </table:table-cell>
          <table:table-cell office:value-type="float" office:value="600">
            <text:p>600</text:p>
          </table:table-cell>
          <table:table-cell office:value-type="float" office:value="1279">
            <text:p>1279</text:p>
          </table:table-cell>
          <table:table-cell office:value-type="float" office:value="47">
            <text:p>47</text:p>
          </table:table-cell>
          <table:table-cell office:value-type="float" office:value="64074">
            <text:p>64074</text:p>
          </table:table-cell>
          <table:table-cell office:value-type="float" office:value="3389.71160147225">
            <text:p>3389.71160147225</text:p>
          </table:table-cell>
          <table:table-cell office:value-type="float" office:value="0.00166666666666667">
            <text:p>0.00166666666666667</text:p>
          </table:table-cell>
          <table:table-cell office:value-type="float" office:value="4.40205429200293">
            <text:p>4.4</text:p>
          </table:table-cell>
          <table:table-cell office:value-type="float" office:value="4213.35056945846">
            <text:p>4213.35056945846</text:p>
          </table:table-cell>
          <table:table-cell office:value-type="float" office:value="980103.991666667">
            <text:p>980103.9916666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600">
            <text:p>600</text:p>
          </table:table-cell>
          <table:table-cell office:value-type="float" office:value="1279">
            <text:p>1279</text:p>
          </table:table-cell>
          <table:table-cell office:value-type="float" office:value="47">
            <text:p>47</text:p>
          </table:table-cell>
          <table:table-cell office:value-type="float" office:value="64074">
            <text:p>64074</text:p>
          </table:table-cell>
          <table:table-cell office:value-type="float" office:value="3389.71160147225">
            <text:p>3389.71160147225</text:p>
          </table:table-cell>
          <table:table-cell office:value-type="float" office:value="0.00166666666666667">
            <text:p>0.00166666666666667</text:p>
          </table:table-cell>
          <table:table-cell office:value-type="float" office:value="4.40205429200293">
            <text:p>4.4</text:p>
          </table:table-cell>
          <table:table-cell office:value-type="float" office:value="4213.35056945846">
            <text:p>4213.35056945846</text:p>
          </table:table-cell>
          <table:table-cell office:value-type="float" office:value="980103.991666667">
            <text:p>980103.991666667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rthofoto (direkt)</text:p>
          </table:table-cell>
          <table:table-cell office:value-type="float" office:value="1152">
            <text:p>1152</text:p>
          </table:table-cell>
          <table:table-cell office:value-type="float" office:value="2106">
            <text:p>2106</text:p>
          </table:table-cell>
          <table:table-cell office:value-type="float" office:value="42">
            <text:p>42</text:p>
          </table:table-cell>
          <table:table-cell office:value-type="float" office:value="64750">
            <text:p>64750</text:p>
          </table:table-cell>
          <table:table-cell office:value-type="float" office:value="7332.28103167736">
            <text:p>7332.28103167736</text:p>
          </table:table-cell>
          <table:table-cell office:value-type="float" office:value="0.00954861111111111">
            <text:p>0.00954861111111111</text:p>
          </table:table-cell>
          <table:table-cell office:value-type="float" office:value="5.13476530289321">
            <text:p>5.1</text:p>
          </table:table-cell>
          <table:table-cell office:value-type="float" office:value="4845.5710438043">
            <text:p>4845.5710438043</text:p>
          </table:table-cell>
          <table:table-cell office:value-type="float" office:value="966327.467013889">
            <text:p>966327.467013889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152">
            <text:p>1152</text:p>
          </table:table-cell>
          <table:table-cell office:value-type="float" office:value="2106">
            <text:p>2106</text:p>
          </table:table-cell>
          <table:table-cell office:value-type="float" office:value="42">
            <text:p>42</text:p>
          </table:table-cell>
          <table:table-cell office:value-type="float" office:value="64750">
            <text:p>64750</text:p>
          </table:table-cell>
          <table:table-cell office:value-type="float" office:value="7332.28103167736">
            <text:p>7332.28103167736</text:p>
          </table:table-cell>
          <table:table-cell office:value-type="float" office:value="0.00954861111111111">
            <text:p>0.00954861111111111</text:p>
          </table:table-cell>
          <table:table-cell office:value-type="float" office:value="5.13476530289321">
            <text:p>5.1</text:p>
          </table:table-cell>
          <table:table-cell office:value-type="float" office:value="4845.5710438043">
            <text:p>4845.5710438043</text:p>
          </table:table-cell>
          <table:table-cell office:value-type="float" office:value="966327.467013889">
            <text:p>966327.467013889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3697">
            <text:p>3697</text:p>
          </table:table-cell>
          <table:table-cell office:value-type="float" office:value="38">
            <text:p>38</text:p>
          </table:table-cell>
          <table:table-cell office:value-type="float" office:value="66037">
            <text:p>66037</text:p>
          </table:table-cell>
          <table:table-cell office:value-type="float" office:value="11975.2558549697">
            <text:p>11975.2558549697</text:p>
          </table:table-cell>
          <table:table-cell office:value-type="float" office:value="0.03125">
            <text:p>0.03125</text:p>
          </table:table-cell>
          <table:table-cell office:value-type="float" office:value="5.44328260181348">
            <text:p>5.4</text:p>
          </table:table-cell>
          <table:table-cell office:value-type="float" office:value="5090.81047706022">
            <text:p>5090.81047706022</text:p>
          </table:table-cell>
          <table:table-cell office:value-type="float" office:value="957692.317274305">
            <text:p>957692.31727430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3697">
            <text:p>3697</text:p>
          </table:table-cell>
          <table:table-cell office:value-type="float" office:value="38">
            <text:p>38</text:p>
          </table:table-cell>
          <table:table-cell office:value-type="float" office:value="66037">
            <text:p>66037</text:p>
          </table:table-cell>
          <table:table-cell office:value-type="float" office:value="11975.2558549697">
            <text:p>11975.2558549697</text:p>
          </table:table-cell>
          <table:table-cell office:value-type="float" office:value="0.03125">
            <text:p>0.03125</text:p>
          </table:table-cell>
          <table:table-cell office:value-type="float" office:value="5.44328260181348">
            <text:p>5.4</text:p>
          </table:table-cell>
          <table:table-cell office:value-type="float" office:value="5090.81047706022">
            <text:p>5090.81047706022</text:p>
          </table:table-cell>
          <table:table-cell office:value-type="float" office:value="957692.317274305">
            <text:p>957692.317274305</text:p>
          </table:table-cell>
        </table:table-row>
        <table:table-row table:style-name="ro2" table:number-rows-repeated="2">
          <table:table-cell/>
          <table:table-cell table:style-name="Default"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rthofoto (direkt)</text:p>
          </table:table-cell>
          <table:table-cell office:value-type="float" office:value="2304">
            <text:p>2304</text:p>
          </table:table-cell>
          <table:table-cell office:value-type="float" office:value="6476">
            <text:p>6476</text:p>
          </table:table-cell>
          <table:table-cell office:value-type="float" office:value="38">
            <text:p>38</text:p>
          </table:table-cell>
          <table:table-cell office:value-type="float" office:value="69015">
            <text:p>69015</text:p>
          </table:table-cell>
          <table:table-cell office:value-type="float" office:value="17078.471129856">
            <text:p>17078.471129856</text:p>
          </table:table-cell>
          <table:table-cell office:value-type="float" office:value="0.0672743055555556">
            <text:p>0.0672743055555556</text:p>
          </table:table-cell>
          <table:table-cell office:value-type="float" office:value="5.67075647005255">
            <text:p>5.7</text:p>
          </table:table-cell>
          <table:table-cell office:value-type="float" office:value="5091.51721367018">
            <text:p>5091.51721367018</text:p>
          </table:table-cell>
          <table:table-cell office:value-type="float" office:value="919403.549479167">
            <text:p>919403.549479167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2304">
            <text:p>2304</text:p>
          </table:table-cell>
          <table:table-cell office:value-type="float" office:value="6476">
            <text:p>6476</text:p>
          </table:table-cell>
          <table:table-cell office:value-type="float" office:value="38">
            <text:p>38</text:p>
          </table:table-cell>
          <table:table-cell office:value-type="float" office:value="69015">
            <text:p>69015</text:p>
          </table:table-cell>
          <table:table-cell office:value-type="float" office:value="17078.471129856">
            <text:p>17078.471129856</text:p>
          </table:table-cell>
          <table:table-cell office:value-type="float" office:value="0.0672743055555556">
            <text:p>0.0672743055555556</text:p>
          </table:table-cell>
          <table:table-cell office:value-type="float" office:value="5.67075647005255">
            <text:p>5.7</text:p>
          </table:table-cell>
          <table:table-cell office:value-type="float" office:value="5091.51721367018">
            <text:p>5091.51721367018</text:p>
          </table:table-cell>
          <table:table-cell office:value-type="float" office:value="919403.549479167">
            <text:p>919403.5494791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3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12/26/2014</text:date>, <text:time>10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4-12-24T17:11:41</meta:creation-date>
    <dc:date>2014-12-26T10:03:38</dc:date>
    <dc:creator>Stefan Ziegler</dc:creator>
    <meta:editing-duration>PT27H52M27S</meta:editing-duration>
    <meta:editing-cycles>44</meta:editing-cycles>
    <meta:generator>OpenOffice.org/3.2$Unix OpenOffice.org_project/320m12$Build-9483</meta:generator>
    <meta:document-statistic meta:table-count="6" meta:cell-count="905" meta:object-count="0"/>
  </office:meta>
</office:document-meta>
</file>